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size="17.1000003814697pt" style:font-size-asian="15pt" style:font-size-complex="17.1000003814697pt"/>
    </style:style>
    <style:style style:name="P2" style:family="paragraph" style:parent-style-name="Standard">
      <style:text-properties fo:font-size="17.1000003814697pt" officeooo:paragraph-rsid="00673710" style:font-size-asian="15pt" style:font-size-complex="17.1000003814697pt"/>
    </style:style>
    <style:style style:name="P3" style:family="paragraph" style:parent-style-name="Standard">
      <style:text-properties fo:font-size="17.1000003814697pt" officeooo:paragraph-rsid="007cefad" style:font-size-asian="15pt" style:font-size-complex="17.1000003814697pt"/>
    </style:style>
    <style:style style:name="P4" style:family="paragraph" style:parent-style-name="Standard">
      <style:text-properties fo:font-size="17.1000003814697pt" officeooo:paragraph-rsid="007f9caf" style:font-size-asian="15pt" style:font-size-complex="17.1000003814697pt"/>
    </style:style>
    <style:style style:name="P5" style:family="paragraph" style:parent-style-name="Standard">
      <style:text-properties fo:font-size="17.1000003814697pt" officeooo:paragraph-rsid="0081cd84" style:font-size-asian="15pt" style:font-size-complex="17.1000003814697pt"/>
    </style:style>
    <style:style style:name="P6" style:family="paragraph" style:parent-style-name="Standard">
      <style:text-properties fo:font-size="17.1000003814697pt" officeooo:paragraph-rsid="0093c0a2" style:font-size-asian="15pt" style:font-size-complex="17.1000003814697pt"/>
    </style:style>
    <style:style style:name="T1" style:family="text">
      <style:text-properties officeooo:rsid="001b1c21"/>
    </style:style>
    <style:style style:name="T2" style:family="text">
      <style:text-properties officeooo:rsid="0030881e"/>
    </style:style>
    <style:style style:name="T3" style:family="text">
      <style:text-properties officeooo:rsid="0032606f"/>
    </style:style>
    <style:style style:name="T4" style:family="text">
      <style:text-properties officeooo:rsid="00335ac4"/>
    </style:style>
    <style:style style:name="T5" style:family="text">
      <style:text-properties officeooo:rsid="0035aa21"/>
    </style:style>
    <style:style style:name="T6" style:family="text">
      <style:text-properties officeooo:rsid="00387ff6"/>
    </style:style>
    <style:style style:name="T7" style:family="text">
      <style:text-properties officeooo:rsid="00445c39"/>
    </style:style>
    <style:style style:name="T8" style:family="text">
      <style:text-properties officeooo:rsid="0047bc77"/>
    </style:style>
    <style:style style:name="T9" style:family="text">
      <style:text-properties officeooo:rsid="004c6cba"/>
    </style:style>
    <style:style style:name="T10" style:family="text">
      <style:text-properties officeooo:rsid="00500735"/>
    </style:style>
    <style:style style:name="T11" style:family="text">
      <style:text-properties officeooo:rsid="0058315f"/>
    </style:style>
    <style:style style:name="T12" style:family="text">
      <style:text-properties officeooo:rsid="005a7d02"/>
    </style:style>
    <style:style style:name="T13" style:family="text">
      <style:text-properties officeooo:rsid="005c7614"/>
    </style:style>
    <style:style style:name="T14" style:family="text">
      <style:text-properties officeooo:rsid="005cbec9"/>
    </style:style>
    <style:style style:name="T15" style:family="text">
      <style:text-properties officeooo:rsid="006baa6d"/>
    </style:style>
    <style:style style:name="T16" style:family="text">
      <style:text-properties officeooo:rsid="008c83e8"/>
    </style:style>
    <style:style style:name="T17" style:family="text">
      <style:text-properties officeooo:rsid="0093c0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日本じゅうの稲刈りロボットが文鎮化してから<text:span text:style-name="T1">2週間が経った。その間、海外から乗用のクラシカルなコンバインを輸入し、稲刈りを再開するメガファームがいくつか現れ始め、収穫を開始したが焼け石に水だ。</text:span></text:p>
      <text:p text:style-name="P1">そもそも、今の我が国の農業が高々コンバイン数十台で行えるような代物ではなくなって久しい。</text:p>
      <text:p text:style-name="P1">　通信障害の原因究明と対策のため、ロボットの基盤交換を含むあらゆる対策が検討されたが、サーバーを変更しても、ロボットの基盤や通信モジュールを交換しても、一向に復旧するめどは立たなかった。インターネット以外の全てを交換したと言えるほど徹底した対応も虚しく、ただ時間ばかりが経過した。</text:p>
      <text:p text:style-name="P1">　これらの調査と並行して、有人での作業が可能なように改造する作業も昼夜を徹して行われた。だが、ほとんど至るところに電子制御が入った現代のロボットは、改造<text:soft-page-break/>が非常に困難であり、農専出身の技術者集団をもってしても作業は難航した。</text:p>
      <text:p text:style-name="P1">　結局、全収穫ロボットの有人化が完了したのは、各社ほぼ同じタイミング、文鎮事件発生から<text:span text:style-name="T2">3週間が経過した9/22のことであった。既に、二度の台風襲来により刈り遅れた稲は倒伏と穂発芽が多発し、タイムリミットも迫る中で放棄せざるを得ない水田は全体の</text:span><text:span text:style-name="T4">3</text:span><text:span text:style-name="T3">割に達した。</text:span></text:p>
      <text:p text:style-name="P1"/>
      <text:p text:style-name="P1"><text:s/>作況指数<text:span text:style-name="T7">71</text:span><text:span text:style-name="T5">、1993年の歴史的不作を上回る壊滅的打撃は、原因不明の人災により発生した。</text:span></text:p>
      <text:p text:style-name="P1"/>
      <text:p text:style-name="P1">　オペレータの過労死も相次いだ。小林農産でも全社を挙げて<text:span text:style-name="T6">2ヶ月に渡り</text:span>、<text:span text:style-name="T6">24時間のローテーションを組み収穫乾燥作業にあたったが、その結果、新卒から4年目までの若手に過労死が相次いだ。</text:span></text:p>
      <text:p text:style-name="P1"><text:soft-page-break/>　そのうちの一名は、夜半突如として鎌を遮二無二振り回したあと、刃を自らに向けた。</text:p>
      <text:p text:style-name="P1">　</text:p>
      <text:p text:style-name="P1">　<text:span text:style-name="T8">9月の初旬から、国内の米先物取引市場はほぼ毎週、歴代の高値を更新し続けた。買い占めにより市価も暴騰し、</text:span><text:span text:style-name="T11">10月半ばには</text:span><text:span text:style-name="T9">60 kgあたり35万円の高値が付いた銘柄もあった。</text:span></text:p>
      <text:p text:style-name="P2">　日本国全体が、米の不作に端を発するマネーゲームに呑まれる中で、事態をより深刻にする事件が発生した。</text:p>
      <text:p text:style-name="P2"><text:span text:style-name="T10">　12年来の世界同時不作の発生。</text:span></text:p>
      <text:p text:style-name="P2"><text:span text:style-name="T10">　これにより北半球全体で穀物の減収が発生し、米、麦、大豆、とうもろこしの全てが買い占めと投機の対象となった。</text:span></text:p>
      <text:p text:style-name="P1">　FAOは緊急声明を発し、期末在庫率は南半球の収穫シーズンまで十分にあること、買い占めや投機による価格高騰は食料の不均衡を加速するため控えるようにと説いた<text:soft-page-break/>が、マネーゲームへの誘惑と餓死への恐怖による連鎖はもはや人間の理性ごときに止めることのできない怪物と変貌していた。</text:p>
      <text:p text:style-name="P1"/>
      <text:p text:style-name="P1">　日本国政府は、<text:span text:style-name="T12">11月1日から国内における餓死者のデータを公表し始めた。毎日</text:span><text:span text:style-name="T13">100人以上が、餓死または飢餓が原因となって亡くなっている。それも、餓死者数が増える度に穀物の市価が高騰するため、とうとう</text:span><text:span text:style-name="T14">12月にはデータの公表をやめてしまう事態となった。</text:span></text:p>
      <text:p text:style-name="P1">　</text:p>
      <text:p text:style-name="P1">　マネーゲームに参加してきたのは投機筋だけではなかった。ある国では、国民の食料確保を目的に、国家予算で大量の穀物を購入し、然る後に売却することで多額の臨時収入を得て、政府の財政赤字補てんに充てられた。</text:p>
      <text:p text:style-name="P1">　こうした手法が知られるようになると、穀物生産国は禁輸措置を発動し、事態を収<text:soft-page-break/>拾しようとした。だが、結局穀物の純輸入国における市価の高騰を招いただけであった。</text:p>
      <text:p text:style-name="P1">　</text:p>
      <text:p text:style-name="P1">　翌年<text:span text:style-name="T15">6月までに、一連の騒動に端を発する餓死者、凍死者数は、国内だけで12万人に達した。</text:span></text:p>
      <text:p text:style-name="P1"/>
      <text:p text:style-name="P1">　オンラインミーティングで画面に映る小林は憔悴していた。容貌から血色が消え、頬の骨と血管が浮き出ている。</text:p>
      <text:p text:style-name="P1">　「麦が刈れました。今年は全部大麦にしました。一日でも早く消費者に届くように。僕らが食べる量が少なくて済むように、僕らはジャガイモを食べています。さすがに毎日ジャガイモを食べるのはうんざりしますねえ。」</text:p>
      <text:p text:style-name="P1">　私も、村松もかける言葉が見つからなかった。ただ、村松はぽつりと、申し訳ない、と言った。</text:p>
      <text:p text:style-name="P3"><text:soft-page-break/>　「皆が、当たり前のことをしています。</text:p>
      <text:p text:style-name="P3">我々は技術革新に務め、増産を図り、またこの度の災害でも最善を尽くしました。</text:p>
      <text:p text:style-name="P4">　皆さんもそうです。まっとうに、当たり前にすべきことをしてくれたと理解しています。悲惨な結末は、貴方たちの無能や怠惰で引き起こされた訳ではありません。</text:p>
      <text:p text:style-name="P5">　当たり前といえば、投機筋や政府にしても、各々の力学に基づいて当たり前の動きをしたのです。</text:p>
      <text:p text:style-name="P5">　ですので、洪水のような、これは災害なんですよ。シンプルな運動法則に従った多数の粒子が、破壊の限りを尽くすことは、これは災害です。」</text:p>
      <text:p text:style-name="P5"/>
      <text:p text:style-name="P5">　長い沈黙を破ったのは、遅れて接続した佐藤だった。</text:p>
      <text:p text:style-name="P5">　「遅れましてすみません。小林さん、大麦でパンを焼いてみましたよ。結構よくで<text:soft-page-break/>きましたので、事態が落ち着いたら、<text:span text:style-name="T16">IITIとJ&amp;Tの皆さんと食べましょうよ。」</text:span></text:p>
      <text:p text:style-name="P5"/>
      <text:p text:style-name="P5">　久々に笑いが広がった。</text:p>
      <text:p text:style-name="P5">　目の下にくまを作った佐藤は、右手に真っ黒な塊、左手に大麦の穂を握っていた。</text:p>
      <text:p text:style-name="P3"/>
      <text:p text:style-name="P6">　</text:p>
      <text:p text:style-name="P6"/>
      <text:p text:style-name="P6"/>
      <text:p text:style-name="P6"/>
      <text:p text:style-name="P6"/>
      <text:p text:style-name="P6"><text:s text:c="14"/><text:span text:style-name="T17">[Episode #7]</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6.4cm" fo:page-height="25.7cm" style:num-format="1" style:print-orientation="landscape" fo:margin-top="2cm" fo:margin-bottom="2cm" fo:margin-left="2cm" fo:margin-right="2cm" style:writing-mode="tb-rl" style:layout-grid-color="#c0c0c0" style:layout-grid-lines="20" style:layout-grid-base-height="1.094cm" style:layout-grid-ruby-height="0.353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15:00:38.418237900</meta:creation-date>
    <dc:title>原稿用紙</dc:title>
    <meta:editing-duration>PT1H8M7S</meta:editing-duration>
    <meta:editing-cycles>91</meta:editing-cycles>
    <meta:generator>LibreOffice/6.4.4.2$Linux_X86_64 LibreOffice_project/40$Build-2</meta:generator>
    <dc:date>2020-08-13T16:09:34.324571128</dc:date>
    <meta:document-statistic meta:table-count="0" meta:image-count="0" meta:object-count="0" meta:page-count="7" meta:paragraph-count="34" meta:word-count="1919" meta:character-count="2001" meta:non-whitespace-character-count="1953"/>
    <meta:template xlink:type="simple" xlink:actuate="onRequest" xlink:title="原稿用紙" xlink:href="../../.config/libreoffice/4/user/template/原稿用紙1.ott" meta:date="2020-08-13T15:00:37.924968875"/>
  </office:meta>
</office:document-meta>
</file>